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8f4ac" officeooo:paragraph-rsid="0018f4ac"/>
    </style:style>
    <style:style style:name="P2" style:family="paragraph" style:parent-style-name="Heading_20_1">
      <style:text-properties officeooo:paragraph-rsid="0018f4ac"/>
    </style:style>
    <style:style style:name="P3" style:family="paragraph" style:parent-style-name="Text_20_body">
      <style:text-properties officeooo:paragraph-rsid="0018f4ac"/>
    </style:style>
    <style:style style:name="T1" style:family="text">
      <style:text-properties officeooo:rsid="0018f4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 Script</text:p>
      <text:h text:style-name="P1" text:outline-level="1">Slide 1</text:h>
      <text:p text:style-name="P3"/>
      <text:h text:style-name="P1" text:outline-level="1">Slide 2</text:h>
      <text:p text:style-name="P3"/>
      <text:h text:style-name="P1" text:outline-level="1">Slide 3</text:h>
      <text:p text:style-name="P3"/>
      <text:h text:style-name="P1" text:outline-level="1">Slide 4</text:h>
      <text:p text:style-name="P3"/>
      <text:h text:style-name="P1" text:outline-level="1">Slide 5</text:h>
      <text:p text:style-name="P3"/>
      <text:h text:style-name="P1" text:outline-level="1">Slide 6</text:h>
      <text:p text:style-name="P3"/>
      <text:h text:style-name="P1" text:outline-level="1">Slide 7</text:h>
      <text:p text:style-name="P3"/>
      <text:h text:style-name="P1" text:outline-level="1">Slide 8</text:h>
      <text:p text:style-name="P3"/>
      <text:h text:style-name="P1" text:outline-level="1">Slide 9</text:h>
      <text:p text:style-name="P3"/>
      <text:h text:style-name="P1" text:outline-level="1">Slide 10</text:h>
      <text:p text:style-name="P3"/>
      <text:h text:style-name="P1" text:outline-level="1">Slide 11</text:h>
      <text:p text:style-name="P3"/>
      <text:h text:style-name="P2" text:outline-level="1"><text:soft-page-break/><text:span text:style-name="T1">Slide 12</text:span></text:h>
      <text:p text:style-name="P3"/>
      <text:h text:style-name="P1" text:outline-level="1">Slide 13</text:h>
      <text:p text:style-name="P3"/>
      <text:h text:style-name="P1" text:outline-level="1">Slide 14</text:h>
      <text:p text:style-name="P3"/>
      <text:h text:style-name="P1" text:outline-level="1">Slide 15</text:h>
      <text:p text:style-name="P3"/>
      <text:h text:style-name="P1" text:outline-level="1">Slide 16</text:h>
      <text:p text:style-name="P3"/>
      <text:h text:style-name="P1" text:outline-level="1">Slide 17</text:h>
      <text:p text:style-name="P3"/>
      <text:h text:style-name="P1" text:outline-level="1">Slide 18</text:h>
      <text:p text:style-name="P3"/>
      <text:h text:style-name="P1" text:outline-level="1">Slide 19</text:h>
      <text:p text:style-name="P3"/>
      <text:h text:style-name="P1" text:outline-level="1">Slide 20</text:h>
      <text:p text:style-name="P3"/>
      <text:h text:style-name="P1" text:outline-level="1">Slide 21</text:h>
      <text:p text:style-name="P3"/>
      <text:h text:style-name="P1" text:outline-level="1">Slide 22</text:h>
      <text:p text:style-name="P3"/>
      <text:h text:style-name="P1" text:outline-level="1">Slide 23</text:h>
      <text:p text:style-name="P3"/>
      <text:h text:style-name="P1" text:outline-level="1"><text:soft-page-break/>Slide 24</text:h>
      <text:p text:style-name="P3"/>
      <text:h text:style-name="P1" text:outline-level="1">Slide 25</text:h>
      <text:p text:style-name="P3"/>
      <text:h text:style-name="P1" text:outline-level="1">Slide 26</text:h>
      <text:p text:style-name="P3"/>
      <text:h text:style-name="P1" text:outline-level="1">Slide 27</text:h>
      <text:p text:style-name="P3"/>
      <text:h text:style-name="P1" text:outline-level="1">Slide 28</text:h>
      <text:p text:style-name="P3"/>
      <text:h text:style-name="P1" text:outline-level="1">Slide 29</text:h>
      <text:p text:style-name="P3"/>
      <text:h text:style-name="P1" text:outline-level="1">Slide 30</text:h>
      <text:p text:style-name="P3"/>
      <text:h text:style-name="P1" text:outline-level="1">Slide 31</text:h>
      <text:p text:style-name="P3"/>
      <text:h text:style-name="P1" text:outline-level="1">Slide 32</text:h>
      <text:p text:style-name="P3"/>
      <text:h text:style-name="P1" text:outline-level="1">Slide 33</text:h>
      <text:p text:style-name="P3"/>
      <text:h text:style-name="P1" text:outline-level="1">Slide 34</text:h>
      <text:p text:style-name="P3"/>
      <text:h text:style-name="P1" text:outline-level="1">Slide 35</text:h>
      <text:p text:style-name="P3"/>
      <text:h text:style-name="P1" text:outline-level="1"><text:soft-page-break/>Slide 36</text:h>
      <text:p text:style-name="P3"/>
      <text:h text:style-name="P1" text:outline-level="1">Slide 37</text:h>
      <text:p text:style-name="P3"/>
      <text:h text:style-name="P1" text:outline-level="1">Slide 38</text:h>
      <text:p text:style-name="P3"/>
      <text:h text:style-name="P1" text:outline-level="1">Slide 39</text:h>
      <text:p text:style-name="P3"/>
      <text:h text:style-name="P1" text:outline-level="1">Slide 40</text:h>
      <text:p text:style-name="P3"/>
      <text:h text:style-name="P1" text:outline-level="1">Slide 41</text:h>
      <text:p text:style-name="P3"/>
      <text:h text:style-name="P1" text:outline-level="1">Slide 42</text:h>
      <text:p text:style-name="P3"/>
      <text:h text:style-name="P1" text:outline-level="1">Slide 43</text:h>
      <text:p text:style-name="P3"/>
      <text:h text:style-name="P1" text:outline-level="1">Slide 44</text:h>
      <text:p text:style-name="P3"/>
      <text:h text:style-name="P1" text:outline-level="1">Slide 45</text:h>
      <text:p text:style-name="P3"/>
      <text:h text:style-name="P1" text:outline-level="1">Slide 46</text:h>
      <text:p text:style-name="P3"/>
      <text:h text:style-name="P1" text:outline-level="1">Slide 47</text:h>
      <text:p text:style-name="P3"/>
      <text:h text:style-name="P1" text:outline-level="1"><text:soft-page-break/>Slide 48</text:h>
      <text:p text:style-name="P3"/>
      <text:h text:style-name="P1" text:outline-level="1">Slide 49</text:h>
      <text:p text:style-name="P3"/>
      <text:h text:style-name="P1" text:outline-level="1">Slide 50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7T09:42:34.557954159</meta:creation-date>
    <dc:date>2021-05-17T09:48:09.528925656</dc:date>
    <meta:editing-duration>PT5M34S</meta:editing-duration>
    <meta:editing-cycles>2</meta:editing-cycles>
    <meta:generator>LibreOffice/7.0.5.2$Linux_X86_64 LibreOffice_project/00$Build-2</meta:generator>
    <meta:document-statistic meta:table-count="0" meta:image-count="0" meta:object-count="0" meta:page-count="5" meta:paragraph-count="51" meta:word-count="102" meta:character-count="403" meta:non-whitespace-character-count="352"/>
  </office:meta>
</office:document-meta>
</file>